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82cm"/>
    </style:style>
    <style:style style:name="gr2" style:family="graphic" style:parent-style-name="standard">
      <style:graphic-properties draw:stroke="none" svg:stroke-color="#000000" draw:fill="none" draw:fill-color="#ffffff" fo:min-height="14.045cm"/>
    </style:style>
    <style:style style:name="gr3" style:family="graphic" style:parent-style-name="standard">
      <style:graphic-properties draw:stroke="none" svg:stroke-color="#000000" draw:fill="none" draw:fill-color="#ffffff" fo:min-height="19.308cm"/>
    </style:style>
    <style:style style:name="P1" style:family="paragraph">
      <style:paragraph-properties fo:text-align="center"/>
      <style:text-properties fo:font-family="Arial" style:font-family-generic="swiss" style:font-pitch="variable" fo:font-size="14pt" style:font-size-asian="14pt" style:font-size-complex="14pt"/>
    </style:style>
    <style:style style:name="P2" style:family="paragraph">
      <style:paragraph-properties fo:text-align="center"/>
      <style:text-properties fo:font-family="Arial" style:font-family-generic="swiss" style:font-pitch="variable" fo:font-size="14pt" style:letter-kerning="true" style:font-size-asian="14pt" style:font-size-complex="14pt"/>
    </style:style>
    <style:style style:name="P3" style:family="paragraph">
      <style:paragraph-properties fo:text-align="center"/>
      <style:text-properties fo:color="#333333"/>
    </style:style>
    <style:style style:name="P4" style:family="paragraph">
      <style:paragraph-properties fo:text-align="center"/>
      <style:text-properties fo:color="#333333" fo:font-family="Seymour" style:font-pitch="variable" fo:font-size="34pt" fo:letter-spacing="0.423cm" style:letter-kerning="false" style:font-size-asian="34pt" style:font-size-complex="34pt"/>
    </style:style>
    <style:style style:name="P5" style:family="paragraph">
      <style:paragraph-properties fo:line-height="100%" fo:text-align="center"/>
    </style:style>
    <style:style style:name="P6" style:family="paragraph">
      <style:paragraph-properties fo:line-height="100%" fo:text-align="center"/>
      <style:text-properties fo:font-family="Seymour" style:font-pitch="variable" fo:font-size="196pt" fo:letter-spacing="normal" style:letter-kerning="false" style:font-size-asian="196pt" style:font-size-complex="196pt"/>
    </style:style>
    <style:style style:name="T1" style:family="text">
      <style:text-properties fo:font-family="Arial" style:font-family-generic="swiss" style:font-pitch="variable" fo:font-size="14pt" style:letter-kerning="true" style:font-size-asian="14pt" style:font-size-complex="14pt"/>
    </style:style>
    <style:style style:name="T2" style:family="text">
      <style:text-properties fo:color="#333333" fo:font-family="Seymour" style:font-pitch="variable" fo:font-size="34pt" fo:letter-spacing="0.423cm" style:letter-kerning="false" style:font-size-asian="34pt" style:font-size-complex="34pt"/>
    </style:style>
    <style:style style:name="T3" style:family="text">
      <style:text-properties fo:color="#b84700" fo:font-family="Seymour" style:font-pitch="variable" fo:font-size="196pt" fo:letter-spacing="normal" style:letter-kerning="false" style:font-size-asian="196pt" style:font-size-complex="196pt"/>
    </style:style>
    <style:style style:name="T4" style:family="text">
      <style:text-properties fo:color="#198a8a" fo:font-family="Seymour" style:font-pitch="variable" fo:font-size="136pt" fo:letter-spacing="normal" style:letter-kerning="false" style:font-size-asian="136pt" style:font-size-complex="136pt"/>
    </style:style>
    <style:style style:name="T5" style:family="text">
      <style:text-properties fo:color="#333333" fo:font-family="Seymour" style:font-pitch="variable" fo:font-size="34pt" fo:letter-spacing="normal" style:letter-kerning="false" style:font-size-asian="34pt" style:font-size-complex="3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frame draw:style-name="gr1" draw:text-style-name="P2" draw:layer="layout" svg:width="17.907cm" svg:height="2.032cm" svg:x="1.789cm" svg:y="4.862cm">
          <draw:text-box>
            <text:p text:style-name="P1"><text:span text:style-name="T1">SEYMOUR WEBFONT</text:span></text:p>
          </draw:text-box>
        </draw:frame>
        <draw:frame draw:style-name="gr2" draw:text-style-name="P4" draw:layer="layout" svg:width="13.527cm" svg:height="14.295cm" svg:x="4.294cm" svg:y="8.529cm">
          <draw:text-box>
            <text:p text:style-name="P3"><text:span text:style-name="T2">ABCDEF%GHIJKLMNOPQRSTUVWXYZéøå©ß012</text:span></text:p>
            <text:p text:style-name="P3"><text:span text:style-name="T2">Abcdefghijklmnopqrstuvwxyz3456789!*£</text:span></text:p>
          </draw:text-box>
        </draw:frame>
      </draw:page>
      <draw:page draw:name="page2" draw:style-name="dp1" draw:master-page-name="Default">
        <draw:frame draw:style-name="gr3" draw:text-style-name="P6" draw:layer="layout" svg:width="19.223cm" svg:height="19.558cm" svg:x="1.208cm" svg:y="4.053cm">
          <draw:text-box>
            <text:p text:style-name="P5"><text:span text:style-name="T3">Ab</text:span></text:p>
            <text:p text:style-name="P5"><text:span text:style-name="T4">San</text:span></text:p>
            <text:p text:style-name="P5"><text:span text:style-name="T5"/></text:p>
            <text:p text:style-name="P5"><text:span text:style-name="T5">Finedünke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8T13:40:01</meta:creation-date>
    <dc:date>2012-10-08T15:55:04</dc:date>
    <meta:editing-duration>PT51M11S</meta:editing-duration>
    <meta:editing-cycles>7</meta:editing-cycles>
    <meta:generator>LibreOffice/3.6$MacOSX_x86 LibreOffice_project/932b512-69e3009-7a10e5c-fc86223-a55908</meta:generator>
    <meta:document-statistic meta:object-count="3"/>
  </office:meta>
</office:document-meta>
</file>